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fo:font-weight="bold" style:font-weight-asian="bold" style:font-weight-complex="bold"/>
    </style:style>
    <style:style style:name="P3" style:family="paragraph" style:parent-style-name="Preformatted_20_Text">
      <style:text-properties officeooo:rsid="0018c3a9" officeooo:paragraph-rsid="0018c3a9"/>
    </style:style>
    <style:style style:name="P4" style:family="paragraph" style:parent-style-name="Preformatted_20_Text">
      <style:text-properties officeooo:paragraph-rsid="0027c574"/>
    </style:style>
    <style:style style:name="P5" style:family="paragraph" style:parent-style-name="Text_20_body">
      <style:text-properties officeooo:paragraph-rsid="002aa1dc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officeooo:rsid="0029a2b6" style:font-name-asian="Courier New" style:font-name-complex="Courier New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728c"/>
    </style:style>
    <style:style style:name="T5" style:family="text">
      <style:text-properties officeooo:rsid="001a48e6"/>
    </style:style>
    <style:style style:name="T6" style:family="text">
      <style:text-properties officeooo:rsid="001d2a27"/>
    </style:style>
    <style:style style:name="T7" style:family="text">
      <style:text-properties officeooo:rsid="001ed9da"/>
    </style:style>
    <style:style style:name="T8" style:family="text">
      <style:text-properties officeooo:rsid="00208123"/>
    </style:style>
    <style:style style:name="T9" style:family="text">
      <style:text-properties officeooo:rsid="002269ca"/>
    </style:style>
    <style:style style:name="T10" style:family="text">
      <style:text-properties officeooo:rsid="0023f5b8"/>
    </style:style>
    <style:style style:name="T11" style:family="text">
      <style:text-properties officeooo:rsid="00264ea0"/>
    </style:style>
    <style:style style:name="T12" style:family="text">
      <style:text-properties officeooo:rsid="0027c574"/>
    </style:style>
    <style:style style:name="T13" style:family="text">
      <style:text-properties officeooo:rsid="002af389"/>
    </style:style>
    <style:style style:name="T14" style:family="text">
      <style:text-properties officeooo:rsid="002c4ce4"/>
    </style:style>
    <style:style style:name="T15" style:family="text">
      <style:text-properties officeooo:rsid="002e968a"/>
    </style:style>
    <style:style style:name="T16" style:family="text">
      <style:text-properties officeooo:rsid="002eac42"/>
    </style:style>
    <style:style style:name="T17" style:family="text">
      <style:text-properties officeooo:rsid="0030e8e0"/>
    </style:style>
    <style:style style:name="T18" style:family="text">
      <style:text-properties officeooo:rsid="0032bdb4"/>
    </style:style>
    <style:style style:name="T19" style:family="text">
      <style:text-properties officeooo:rsid="003432fa"/>
    </style:style>
    <style:style style:name="T20" style:family="text">
      <style:text-properties officeooo:rsid="0036c9f7"/>
    </style:style>
    <style:style style:name="T21" style:family="text">
      <style:text-properties officeooo:rsid="0037386f"/>
    </style:style>
    <style:style style:name="T22" style:family="text">
      <style:text-properties officeooo:rsid="00390709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mpréhension du code : Variables, listes et fonction<text:span text:style-name="T4">s</text:span></text:h>
      <text:h text:style-name="Heading_20_3" text:outline-level="3">Question 1 ( /1)</text:h>
      <text:p text:style-name="First_20_paragraph">Dans le code suivant, quelle est la valeur de <text:span text:style-name="T1">variable</text:span> à la fin de l'exécution ?</text:p>
      <text:p text:style-name="Preformatted_20_Text">def change(input_):</text:p>
      <text:p text:style-name="Preformatted_20_Text"><text:s text:c="4"/>variable = input_ + "2"</text:p>
      <text:p text:style-name="Preformatted_20_Text"><text:s text:c="4"/>return input_ + ", bienvenue !"</text:p>
      <text:p text:style-name="Preformatted_20_Text"/>
      <text:p text:style-name="Preformatted_20_Text">variable = "Madame, monsieur"</text:p>
      <text:p text:style-name="Preformatted_20_Text">change(variable)</text:p>
      <text:p text:style-name="Preformatted_20_Text"/>
      <text:p text:style-name="P3">Madame, monsieur → cf la portée de la variable = “Madame, monsieur” vs la portée de la variable dans la fonction change. <text:span text:style-name="T22">0</text:span></text:p>
      <text:h text:style-name="Heading_20_3" text:outline-level="3">Question 2 ( /2)</text:h>
      <text:p text:style-name="First_20_paragraph">Dans le code suivant:</text:p>
      <text:list xml:id="list3795837401" text:style-name="L1">
        <text:list-item>
          <text:p text:style-name="P6">Quelle est la valeur de <text:span text:style-name="T1">fruit</text:span> à la fin de l'exécution ? <text:span text:style-name="T5">1 poire 0</text:span></text:p>
        </text:list-item>
        <text:list-item>
          <text:p text:style-name="P6">Écrivez, séparez par un <text:span text:style-name="T1">\\n</text:span>, l'ensemble des choses qui seront affichées. <text:span text:style-name="T5">1 banane \\n 1 pomme \\n 1 poire \\n.</text:span></text:p>
        </text:list-item>
      </text:list>
      <text:p text:style-name="Preformatted_20_Text">fruits = ["banane", "pomme", "poire"]</text:p>
      <text:p text:style-name="Preformatted_20_Text">nombre = 1</text:p>
      <text:p text:style-name="Preformatted_20_Text">for fruit in fruits:</text:p>
      <text:p text:style-name="Preformatted_20_Text"><text:s text:c="4"/>fruit = str(nombre) + " " + fruit</text:p>
      <text:p text:style-name="Preformatted_20_Text"><text:s text:c="4"/>print(fruit)</text:p>
      <text:h text:style-name="Heading_20_3" text:outline-level="3">Question 3 ( /3)</text:h>
      <text:p text:style-name="First_20_paragraph">Dans le code suivant :</text:p>
      <text:list xml:id="list38141147" text:style-name="L2">
        <text:list-item>
          <text:p text:style-name="P7">quelle sera la <text:span text:style-name="T3">première</text:span> valeur de <text:span text:style-name="T1">suffixe</text:span> ? “<text:span text:style-name="T6">a”</text:span></text:p>
        </text:list-item>
        <text:list-item>
          <text:p text:style-name="P7">la <text:span text:style-name="T3">quatrième</text:span> ? “<text:span text:style-name="T6">ae”</text:span></text:p>
        </text:list-item>
        <text:list-item>
          <text:p text:style-name="P7">Quelle sera la <text:span text:style-name="T3">deuxième</text:span> valeur de number ? <text:span text:style-name="T7">Ae ae as arum is is <text:s/>0</text:span></text:p>
        </text:list-item>
      </text:list>
      <text:p text:style-name="Preformatted_20_Text">declinaisons = [</text:p>
      <text:p text:style-name="Preformatted_20_Text"><text:s text:c="4"/>[</text:p>
      <text:p text:style-name="Preformatted_20_Text"><text:s text:c="8"/>["a", "a", "am", "ae", "ae", "a"], </text:p>
      <text:p text:style-name="Preformatted_20_Text"><text:s text:c="8"/>["ae", "ae", "as", "arum", "is", "is"],</text:p>
      <text:p text:style-name="Preformatted_20_Text"><text:s text:c="4"/>],</text:p>
      <text:p text:style-name="Preformatted_20_Text"><text:s text:c="4"/>[</text:p>
      <text:p text:style-name="Preformatted_20_Text"><text:s text:c="8"/>["us", "e", "um", "i", "o", "o"], </text:p>
      <text:p text:style-name="Preformatted_20_Text"><text:s text:c="8"/>["i", "i", "os", "orum", "is", "is"]</text:p>
      <text:p text:style-name="Preformatted_20_Text"><text:s text:c="4"/>]</text:p>
      <text:p text:style-name="Preformatted_20_Text">]</text:p>
      <text:p text:style-name="Preformatted_20_Text">for declinaison in declinaisons:</text:p>
      <text:p text:style-name="Preformatted_20_Text"><text:s text:c="4"/>for number in declinaison:</text:p>
      <text:p text:style-name="Preformatted_20_Text"><text:s text:c="8"/>for suffixe in number:</text:p>
      <text:p text:style-name="Preformatted_20_Text"><text:s text:c="12"/>print(suffixe)</text:p>
      <text:h text:style-name="Heading_20_2" text:outline-level="2"><text:soft-page-break/>Conditions et accès de liste</text:h>
      <text:p text:style-name="First_20_paragraph">Dans les morceaux de code suivant, indiquer la valeur de retour affichée</text:p>
      <text:h text:style-name="Heading_20_3" text:outline-level="3">Question 1 ( /1)</text:h>
      <text:p text:style-name="Preformatted_20_Text">x = ["c", "h", "a", "t"]</text:p>
      <text:p text:style-name="Preformatted_20_Text">print(x[1] == "c")</text:p>
      <text:p text:style-name="P2">Réponse : <text:span text:style-name="T8">False </text:span></text:p>
      <text:h text:style-name="Heading_20_3" text:outline-level="3">Question 2 ( /1)</text:h>
      <text:p text:style-name="Preformatted_20_Text">x = ["c", "h", "i", "e", "n"]</text:p>
      <text:p text:style-name="Preformatted_20_Text">print(x[-1] == "e")</text:p>
      <text:p text:style-name="P2">Réponse : <text:span text:style-name="T9">False</text:span></text:p>
      <text:h text:style-name="Heading_20_3" text:outline-level="3">Question 3 ( /1)</text:h>
      <text:p text:style-name="Preformatted_20_Text">x = ["c", "h", "i", "e", "n"]</text:p>
      <text:p text:style-name="Preformatted_20_Text">for letter in x:</text:p>
      <text:p text:style-name="Preformatted_20_Text"><text:s text:c="4"/>variable = letter == "e" or True</text:p>
      <text:p text:style-name="Preformatted_20_Text">print(variable)</text:p>
      <text:p text:style-name="P2">Réponse : <text:span text:style-name="T10">True </text:span></text:p>
      <text:h text:style-name="Heading_20_3" text:outline-level="3">Question 4 ( /1)</text:h>
      <text:p text:style-name="Preformatted_20_Text">z = "Ecole des Chartes"</text:p>
      <text:p text:style-name="Preformatted_20_Text">y = "Python"</text:p>
      <text:p text:style-name="Preformatted_20_Text"/>
      <text:p text:style-name="Preformatted_20_Text">print(y[3] == z[-6])</text:p>
      <text:p text:style-name="P2">Réponse : <text:span text:style-name="T11">True </text:span></text:p>
      <text:h text:style-name="Heading_20_2" text:outline-level="2">Imbrications et accès de dictionnaire</text:h>
      <text:h text:style-name="Heading_20_3" text:outline-level="3">Question 1 ( /2)</text:h>
      <text:p text:style-name="First_20_paragraph">Complétez en écrivante ce qui sera affiché</text:p>
      <text:p text:style-name="Preformatted_20_Text">liste_imbriquee = [[1, 2, 3, 4], [5, 6, 7, 8]]</text:p>
      <text:p text:style-name="P4">print(liste_imbriquee[0]) <text:span text:style-name="T12">→ [1, 2, 3, 4]</text:span></text:p>
      <text:p text:style-name="Preformatted_20_Text">print(liste_imbriquee[0][0]) <text:span text:style-name="T12">→ 1</text:span></text:p>
      <text:p text:style-name="Preformatted_20_Text">print(liste_imbriquee[1][1]) <text:span text:style-name="T12">→ 6</text:span></text:p>
      <text:p text:style-name="Preformatted_20_Text">print(liste_imbriquee[-1][-1])→<text:span text:style-name="T12"> 8 </text:span></text:p>
      <text:h text:style-name="Heading_20_3" text:outline-level="3">Question 2 ( /1)</text:h>
      <text:p text:style-name="Preformatted_20_Text">dictionnaire = {"livre": "Assemblage de feuilles imprimées et réunies en un volume, broché ou relié",</text:p>
      <text:p text:style-name="Preformatted_20_Text"><text:s text:c="11"/>"épée": "Arme de main faite d'une lame d'acier pointue fixée à une poignée munie d'une garde.",</text:p>
      <text:p text:style-name="Preformatted_20_Text"><text:s text:c="11"/>"archive": "Pièce, document d'archives."}</text:p>
      <text:p text:style-name="First_20_paragraph">Complétez pour afficher <text:span text:style-name="T1">Pièce, document d'archives. </text:span></text:p>
      <text:p text:style-name="P5"><text:soft-page-break/>``python print( ) ``` </text:p>
      <text:p text:style-name="P5"><text:span text:style-name="T2">print(dictionnaire[“archive”]) </text:span></text:p>
      <text:h text:style-name="Heading_20_3" text:outline-level="3">Question 3 ( / 1)</text:h>
      <text:p text:style-name="First_20_paragraph">Qu'affichera la ligne suivante</text:p>
      <text:p text:style-name="Preformatted_20_Text">print(list(<text:span text:style-name="T13">dictionnaire</text:span>.keys())) <text:span text:style-name="T14">[“archive”, “épée”, “livre”]. </text:span></text:p>
      <text:h text:style-name="Heading_20_3" text:outline-level="3">Question 4 ( / 1)</text:h>
      <text:p text:style-name="First_20_paragraph">Pourquoi utilise-t-on <text:span text:style-name="T1">list()</text:span> ? <text:span text:style-name="T15">On utilise liste car .keys créé un générateur, il n’affiche pas les valeurs, list permet de rendre visible et indexable les éléments du générateur. </text:span></text:p>
      <text:p text:style-name="Text_20_body">Comment appelle-t-on cette action ? <text:span text:style-name="T15">Caster/typer recaster/retyper. </text:span></text:p>
      <text:h text:style-name="Heading_20_2" text:outline-level="2">Fonctions utiles et définition de fonction</text:h>
      <text:h text:style-name="Heading_20_3" text:outline-level="3">Question 1 ( / 1):</text:h>
      <text:p text:style-name="First_20_paragraph">Complétez pour afficher la taille de la variable <text:span text:style-name="T1">variable</text:span></text:p>
      <text:p text:style-name="Preformatted_20_Text">variable = [1, 2, 3]</text:p>
      <text:p text:style-name="Preformatted_20_Text">print( <text:span text:style-name="T16">len(variable)</text:span> <text:s text:c="39"/>)</text:p>
      <text:h text:style-name="Heading_20_3" text:outline-level="3">Question 2 ( / 2)</text:h>
      <text:list xml:id="list662051645" text:style-name="L3">
        <text:list-item>
          <text:p text:style-name="P8">Quels sont les paramètres de la fonction <text:span text:style-name="T1">hello</text:span> ? <text:span text:style-name="T18">name et ponctuation et ce sont des chaînes de caractères. </text:span></text:p>
        </text:list-item>
        <text:list-item>
          <text:p text:style-name="P8">Quelle est sa valeur de retour ? <text:span text:style-name="T19">Il n’y a pas de valeur de retour. None. </text:span></text:p>
        </text:list-item>
        <text:list-item>
          <text:p text:style-name="P8">Qu'affichera la fonction pour <text:span text:style-name="T1">hello("!", "École")</text:span> ? <text:span text:style-name="T20">Hello ! Ecole. </text:span></text:p>
        </text:list-item>
      </text:list>
      <text:p text:style-name="Preformatted_20_Text">def hello(name, ponctuation):</text:p>
      <text:p text:style-name="Preformatted_20_Text"><text:s text:c="4"/>print("Hello " + name+ ponctuation)</text:p>
      <text:h text:style-name="Heading_20_3" text:outline-level="3">Question 3 ( / 2)</text:h>
      <text:p text:style-name="First_20_paragraph">La fonction <text:span text:style-name="T1">sorted</text:span> trie une liste dans le sens croissant.</text:p>
      <text:list xml:id="list1502982882" text:style-name="L4">
        <text:list-item>
          <text:p text:style-name="P9">Qu'affichera l'appel de fonction 1 ? <text:span text:style-name="T21">True</text:span></text:p>
        </text:list-item>
        <text:list-item>
          <text:p text:style-name="P9">l'appel 2 ? <text:span text:style-name="T21">True. </text:span></text:p>
        </text:list-item>
      </text:list>
      <text:p text:style-name="Preformatted_20_Text">def fonction(chaine_1, chaine_2):</text:p>
      <text:p text:style-name="Preformatted_20_Text"><text:s text:c="4"/># Transforme en liste</text:p>
      <text:p text:style-name="Preformatted_20_Text"><text:s text:c="4"/>liste_1 = sorted(list(chaine_1))</text:p>
      <text:p text:style-name="Preformatted_20_Text"><text:s text:c="4"/>liste_2 = sorted(list(chaine_2))</text:p>
      <text:p text:style-name="Preformatted_20_Text"><text:s text:c="4"/>return liste_1 == liste_2</text:p>
      <text:p text:style-name="Preformatted_20_Text"/>
      <text:p text:style-name="Preformatted_20_Text"># Appel 1</text:p>
      <text:p text:style-name="Preformatted_20_Text">print(function("marion", "romain"))</text:p>
      <text:p text:style-name="Preformatted_20_Text"/>
      <text:p text:style-name="Preformatted_20_Text"># Appel 2</text:p>
      <text:p text:style-name="Preformatted_20_Text">print(function("baignade", "badinage"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8-12-10T11:15:48.159996688</dc:date>
    <meta:editing-duration>PT14M41S</meta:editing-duration>
    <meta:editing-cycles>27</meta:editing-cycles>
    <meta:generator>LibreOffice/5.3.7.2$MacOSX_X86_64 LibreOffice_project/6b8ed514a9f8b44d37a1b96673cbbdd077e24059</meta:generator>
    <meta:document-statistic meta:table-count="0" meta:image-count="0" meta:object-count="0" meta:page-count="3" meta:paragraph-count="104" meta:word-count="602" meta:character-count="3665" meta:non-whitespace-character-count="2986"/>
  </office:meta>
</office:document-meta>
</file>